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writing-mode="lr-t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&lt;String, Object&gt; 이 뭐야? 그리고 이 Map이 데이터를 어떻게 전송시키는 거야?</text:p>
      <text:h text:style-name="Heading_20_6" text:outline-level="6">ChatGPT의 말:</text:h>
      <text:p text:style-name="Text_20_body"><draw:frame draw:style-name="fr1" draw:name="그림1" text:anchor-type="as-char" svg:width="2.117cm" svg:height="2.117cm" draw:z-index="0"><draw:image xlink:href="https://files.oaiusercontent.com/file-yOO0xA22YQbkjlS6bbbOEoLq?se=2123-12-03T08%3A51%3A10Z&amp;sp=r&amp;sv=2021-08-06&amp;sr=b&amp;rscc=max-age%3D1209600%2C%20immutable&amp;rscd=attachment%3B%20filename%3DGPTOnline%2520-%2520AI%2520Chatbot%2520%25281%2529.png&amp;sig=5tDDTiSbcEHQ/kQYN1K1VcEbQX%2BoJuuWrfmVJlXtoi0%3D" xlink:type="simple" xlink:show="embed" xlink:actuate="onLoad"/><svg:title>GPT</svg:title></draw:frame></text:p>
      <text:p text:style-name="Text_20_body"><text:span text:style-name="Source_20_Text">Map&lt;String, Object&gt;</text:span>는 Java의 <text:span text:style-name="Strong_20_Emphasis">맵(Map)</text:span> 인터페이스 중 하나로, 키-값 쌍을 저장하는 자료 구조입니다. 여기서 <text:span text:style-name="Source_20_Text">Map&lt;String, Object&gt;</text:span>는 <text:span text:style-name="Strong_20_Emphasis">키</text:span>가 <text:span text:style-name="Source_20_Text">String</text:span> 타입이고, <text:span text:style-name="Strong_20_Emphasis">값</text:span>이 <text:span text:style-name="Source_20_Text">Object</text:span> 타입인 구조를 의미합니다. <text:span text:style-name="Source_20_Text">String</text:span> 타입의 키는 고유한 식별자 역할을 하며, 그에 대응하는 값이 <text:span text:style-name="Source_20_Text">Object</text:span> 타입이므로 다양한 종류의 데이터를 저장할 수 있습니다.</text:p>
      <text:p text:style-name="Text_20_body">예를 들어, <text:span text:style-name="Source_20_Text">response.put("currentPage", currentPage)</text:span>는 <text:span text:style-name="Source_20_Text">"currentPage"</text:span>라는 키에 <text:span text:style-name="Source_20_Text">currentPage</text:span> 값을 저장합니다. 이러한 방식으로 맵은 여러 데이터를 하나의 객체로 모아서 관리할 수 있습니다.</text:p>
      <text:h text:style-name="Heading_20_3" text:outline-level="3"><text:span text:style-name="Source_20_Text">Map&lt;String, Object&gt;</text:span>가 데이터를 전송하는 방식</text:h>
      <text:p text:style-name="Text_20_body">Spring Framework에서 <text:span text:style-name="Source_20_Text">Map&lt;String, Object&gt;</text:span> 타입을 리턴하면, Spring의 **JSON 변환기(Jackson 라이브러리 등)**가 이를 자동으로 <text:span text:style-name="Strong_20_Emphasis">JSON 형식</text:span>으로 변환하여 클라이언트에 전송합니다. 즉, 클라이언트가 요청을 보낼 때 이 메서드를 호출하면, 서버는 <text:span text:style-name="Source_20_Text">Map&lt;String, Object&gt;</text:span>에 저장된 데이터를 <text:span text:style-name="Strong_20_Emphasis">JSON 포맷</text:span>으로 직렬화(serialize)하여 응답으로 보냅니다.</text:p>
      <text:h text:style-name="Heading_20_4" text:outline-level="4">예시:</text:h>
      <text:p text:style-name="Preformatted_20_Text">java</text:p>
      <text:p text:style-name="Preformatted_20_Text">코드 복사</text:p>
      <text:p text:style-name="P2"><text:span text:style-name="Source_20_Text">{</text:span></text:p>
      <text:p text:style-name="P2"><text:span text:style-name="Source_20_Text"><text:s text:c="2"/>"comments": [ /* 댓글 데이터 목록 */ ],</text:span></text:p>
      <text:p text:style-name="P2"><text:span text:style-name="Source_20_Text"><text:s text:c="2"/>"currentPage": 2,</text:span></text:p>
      <text:p text:style-name="P2"><text:span text:style-name="Source_20_Text"><text:s text:c="2"/>"startPage": 1,</text:span></text:p>
      <text:p text:style-name="P2"><text:span text:style-name="Source_20_Text"><text:s text:c="2"/>"endPage": 5,</text:span></text:p>
      <text:p text:style-name="P2"><text:span text:style-name="Source_20_Text"><text:s text:c="2"/>"totalPages": 10</text:span></text:p>
      <text:p text:style-name="P3"><text:span text:style-name="Source_20_Text">}</text:span></text:p>
      <text:p text:style-name="Text_20_body">위와 같이 <text:span text:style-name="Source_20_Text">Map</text:span>에 들어 있는 각 키와 값이 <text:span text:style-name="Strong_20_Emphasis">JSON 객체</text:span> 형태로 변환됩니다. 클라이언트는 이 JSON 응답을 받아서 해당 데이터를 처리하게 됩니다.</text:p>
      <text:h text:style-name="Heading_20_3" text:outline-level="3">왜 <text:span text:style-name="Source_20_Text">Map&lt;String, Object&gt;</text:span>를 사용하는가?</text:h>
      <text:p text:style-name="Text_20_body"><text:span text:style-name="Source_20_Text">Map&lt;String, Object&gt;</text:span>는 여러 종류의 데이터를 한 번에 응답할 때 매우 유용합니다. 예를 들어, 댓글 리스트와 페이징 정보(현재 페이지, 시작 페이지, 끝 페이지, 총 페이지 수 등)를 함께 응답해야 하는 경우, 이들을 각각 따로 응답하기보다는 하나의 맵에 담아서 한 번에 보내는 것이 효율적입니다.</text:p>
      <text:p text:style-name="Text_20_body">따라서, 이 코드는 댓글 리스트(<text:span text:style-name="Source_20_Text">comments</text:span>)와 페이징 정보(<text:span text:style-name="Source_20_Text">currentPage</text:span>, <text:span text:style-name="Source_20_Text">startPage</text:span>, <text:span text:style-name="Source_20_Text">endPage</text:span>, <text:span text:style-name="Source_20_Text">totalPages</text:span>)를 모두 묶어서 JSON으로 전송하는 역할을 합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2T19:50:20.40</meta:creation-date>
    <meta:document-statistic meta:table-count="0" meta:image-count="1" meta:object-count="0" meta:page-count="1" meta:paragraph-count="21" meta:word-count="582" meta:character-count="1186"/>
    <dc:date>2024-09-12T19:50:35.58</dc:date>
    <meta:editing-duration>PT15S</meta:editing-duration>
    <meta:editing-cycles>1</meta:editing-cycles>
    <meta:generator>OpenOffice/4.1.15$Win32 OpenOffice.org_project/4115m2$Build-9813</meta:generator>
  </office:meta>
</office:document-meta>
</file>